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709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7" style:family="table-cell" style:parent-style-name="Default" style:data-style-name="N0">
      <style:table-cell-properties fo:background-color="#00cc00" fo:border="none"/>
    </style:style>
    <style:style style:name="ce18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0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9" style:family="table-cell" style:parent-style-name="Default" style:data-style-name="N0">
      <style:table-cell-properties fo:background-color="#ffffff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00cc00"/>
    </style:style>
    <style:style style:name="ce32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ce39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5" table:default-cell-style-name="ce19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0"/>
        <table:table-column table:style-name="co10" table:default-cell-style-name="ce1"/>
        <table:table-column table:style-name="co11" table:default-cell-style-name="ce30"/>
        <table:table-column table:style-name="co12" table:default-cell-style-name="ce1"/>
        <table:table-column table:style-name="co13" table:default-cell-style-name="ce30"/>
        <table:table-column table:style-name="co14" table:default-cell-style-name="ce30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table:number-columns-repeated="2"/>
          <table:table-cell table:style-name="ce8" office:value-type="string" table:number-columns-spanned="5" table:number-rows-spanned="1">
            <text:p>Parameters</text:p>
          </table:table-cell>
          <table:covered-table-cell table:number-columns-repeated="4"/>
          <table:table-cell table:number-columns-repeated="10"/>
          <table:table-cell table:style-name="Default" table:number-columns-repeated="52"/>
          <table:table-cell table:number-columns-repeated="955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5" table:number-rows-spanned="1">
            <text:p>repetition_config_template.py</text:p>
          </table:table-cell>
          <table:covered-table-cell table:number-columns-repeated="4"/>
          <table:table-cell table:number-columns-repeated="10"/>
          <table:table-cell table:style-name="Default" table:number-columns-repeated="52"/>
          <table:table-cell table:number-columns-repeated="955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5" table:number-rows-spanned="1">
            <text:p>repetition_config.py</text:p>
          </table:table-cell>
          <table:covered-table-cell table:number-columns-repeated="4"/>
          <table:table-cell table:number-columns-repeated="10"/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0" office:value-type="string">
            <text:p>complexity</text:p>
          </table:table-cell>
          <table:table-cell table:style-name="ce20" office:value-type="string">
            <text:p>use_rbf</text:p>
          </table:table-cell>
          <table:table-cell table:style-name="ce20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20" office:value-type="string">
            <text:p>rbf_learning_rate</text:p>
          </table:table-cell>
          <table:table-cell table:style-name="ce20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0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1" office:value-type="string">
            <text:p>None</text:p>
          </table:table-cell>
          <table:table-cell table:number-columns-repeated="2" table:style-name="ce24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SKLFit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30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2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3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3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office:value-type="string">
            <text:p>SKLFit</text:p>
          </table:table-cell>
          <table:table-cell table:style-name="ce3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number-columns-repeated="2" table:style-name="ce24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30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float" office:value="0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float" office:value="0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4" office:value-type="string">
            <text:p>'full'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39" table:number-columns-repeated="525"/>
          <table:table-cell table:style-name="ce37" table:number-columns-repeated="428"/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full'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full'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4" office:value-type="string">
            <text:p>'diagonal'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0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diagonal'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diagonal'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4" office:value-type="string">
            <text:p>'scalar'</text:p>
          </table:table-cell>
          <table:table-cell table:number-columns-repeated="2" table:style-name="ce25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scalar'</text:p>
          </table:table-cell>
          <table:table-cell table:number-columns-repeated="2"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scalar'</text:p>
          </table:table-cell>
          <table:table-cell table:number-columns-repeated="2"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4" office:value-type="string">
            <text:p>'univariate'</text:p>
          </table:table-cell>
          <table:table-cell table:number-columns-repeated="2" table:style-name="ce24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univariate'</text:p>
          </table:table-cell>
          <table:table-cell table:number-columns-repeated="2"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univariate'</text:p>
          </table:table-cell>
          <table:table-cell table:number-columns-repeated="2"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number-columns-repeated="2" table:style-name="ce25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6" office:value-type="float" office:value="0.1">
            <text:p>0.1</text:p>
          </table:table-cell>
          <table:table-cell table:style-name="ce38" table:number-columns-repeated="577"/>
          <table:table-cell table:style-name="ce37" table:number-columns-repeated="428"/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7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number-columns-repeated="2" table:style-name="ce26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number-columns-repeated="2" table:style-name="ce26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6" office:value-type="float" office:value="0.1">
            <text:p>0.1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div2k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1" office:value-type="string">
            <text:p>None</text:p>
          </table:table-cell>
          <table:table-cell table:number-columns-repeated="2" table:style-name="ce24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SKLFit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2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3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9">
            <text:p>39</text:p>
          </table:table-cell>
          <table:table-cell table:style-name="ce7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3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office:value-type="string">
            <text:p>SKLFit</text:p>
          </table:table-cell>
          <table:table-cell table:style-name="ce3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number-columns-repeated="2" table:style-name="ce24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1">
            <text:p>41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float" office:value="0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2">
            <text:p>42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float" office:value="0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5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4" office:value-type="string">
            <text:p>'full'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4">
            <text:p>44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full'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5">
            <text:p>45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full'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4" office:value-type="string">
            <text:p>'diagonal'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diagonal'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diagonal'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5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4" office:value-type="string">
            <text:p>'scalar'</text:p>
          </table:table-cell>
          <table:table-cell table:number-columns-repeated="2" table:style-name="ce25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">
            <text:p>50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scalar'</text:p>
          </table:table-cell>
          <table:table-cell table:number-columns-repeated="2"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scalar'</text:p>
          </table:table-cell>
          <table:table-cell table:number-columns-repeated="2"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4" office:value-type="string">
            <text:p>'univariate'</text:p>
          </table:table-cell>
          <table:table-cell table:number-columns-repeated="2" table:style-name="ce24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AdamTrainer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1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3">
            <text:p>5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univariate'</text:p>
          </table:table-cell>
          <table:table-cell table:number-columns-repeated="2"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4">
            <text:p>54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'univariate'</text:p>
          </table:table-cell>
          <table:table-cell table:number-columns-repeated="2"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number-columns-repeated="2" table:style-name="ce25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56">
            <text:p>56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57">
            <text:p>57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number-columns-repeated="2" table:style-name="ce26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59">
            <text:p>5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60">
            <text:p>60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number-columns-repeated="2" table:style-name="ce26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7"/>
        </table:table-row>
        <table:table-row table:style-name="ro1">
          <table:table-cell office:value-type="float" office:value="62">
            <text:p>62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7"/>
        </table:table-row>
        <table:table-row table:style-name="ro1">
          <table:table-cell office:value-type="float" office:value="63">
            <text:p>63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7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65">
            <text:p>6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66">
            <text:p>66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68">
            <text:p>68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office:value-type="float" office:value="69">
            <text:p>69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8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7"/>
        </table:table-row>
        <table:table-row table:style-name="ro1">
          <table:table-cell office:value-type="float" office:value="71">
            <text:p>71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2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7"/>
        </table:table-row>
        <table:table-row table:style-name="ro1">
          <table:table-cell office:value-type="float" office:value="72">
            <text:p>72</text:p>
          </table:table-cell>
          <table:table-cell table:style-name="ce7" office:value-type="float" office:value="8">
            <text:p>8</text:p>
          </table:table-cell>
          <table:table-cell table:style-name="ce13" office:value-type="string">
            <text:p>FFN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None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office:value-type="string">
            <text:p>FFNImageDataset</text:p>
          </table:table-cell>
          <table:table-cell table:style-name="ce27" office:value-type="string">
            <text:p>"text"</text:p>
          </table:table-cell>
          <table:table-cell table:style-name="ce29" office:value-type="float" office:value="2">
            <text:p>2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>
            <text:p>SVR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PLS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GradBoostReg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>
            <text:p>IncrementalRBF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>
            <text:p>IncrementalRBFMLP</text:p>
          </table:table-cell>
          <table:table-cell/>
          <table:table-cell table:style-name="ce24" office:value-type="string">
            <text:p>'ful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IncrementalRBFMLP</text:p>
          </table:table-cell>
          <table:table-cell/>
          <table:table-cell table:style-name="ce22" office:value-type="string">
            <text:p>'ful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2" office:value-type="string">
            <text:p>'ful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>
            <text:p>IncrementalRBFMLP</text:p>
          </table:table-cell>
          <table:table-cell/>
          <table:table-cell table:style-name="ce24" office:value-type="string">
            <text:p>'diago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IncrementalRBFMLP</text:p>
          </table:table-cell>
          <table:table-cell/>
          <table:table-cell table:style-name="ce22" office:value-type="string">
            <text:p>'diago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2" office:value-type="string">
            <text:p>'diago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>
            <text:p>IncrementalRBFMLP</text:p>
          </table:table-cell>
          <table:table-cell/>
          <table:table-cell table:style-name="ce24" office:value-type="string">
            <text:p>'scalar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IncrementalRBFMLP</text:p>
          </table:table-cell>
          <table:table-cell/>
          <table:table-cell table:style-name="ce22" office:value-type="string">
            <text:p>'scalar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2" office:value-type="string">
            <text:p>'scalar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>
            <text:p>IncrementalRBFMLP</text:p>
          </table:table-cell>
          <table:table-cell/>
          <table:table-cell table:style-name="ce24" office:value-type="string">
            <text:p>'univariate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IncrementalRBFMLP</text:p>
          </table:table-cell>
          <table:table-cell/>
          <table:table-cell table:style-name="ce22" office:value-type="string">
            <text:p>'univariate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2" office:value-type="string">
            <text:p>'univariate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>
            <text:p>SVR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PLS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GradBoostReg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>
            <text:p>IncrementalRBF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>
            <text:p>IncrementalRBFMLP</text:p>
          </table:table-cell>
          <table:table-cell/>
          <table:table-cell table:style-name="ce24" office:value-type="string">
            <text:p>'ful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IncrementalRBFMLP</text:p>
          </table:table-cell>
          <table:table-cell/>
          <table:table-cell table:style-name="ce22" office:value-type="string">
            <text:p>'ful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2" office:value-type="string">
            <text:p>'ful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>
            <text:p>IncrementalRBFMLP</text:p>
          </table:table-cell>
          <table:table-cell/>
          <table:table-cell table:style-name="ce24" office:value-type="string">
            <text:p>'diago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IncrementalRBFMLP</text:p>
          </table:table-cell>
          <table:table-cell/>
          <table:table-cell table:style-name="ce22" office:value-type="string">
            <text:p>'diago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2" office:value-type="string">
            <text:p>'diago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>
            <text:p>IncrementalRBFMLP</text:p>
          </table:table-cell>
          <table:table-cell/>
          <table:table-cell table:style-name="ce24" office:value-type="string">
            <text:p>'scalar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IncrementalRBFMLP</text:p>
          </table:table-cell>
          <table:table-cell/>
          <table:table-cell table:style-name="ce22" office:value-type="string">
            <text:p>'scalar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2" office:value-type="string">
            <text:p>'scalar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>
            <text:p>IncrementalRBFMLP</text:p>
          </table:table-cell>
          <table:table-cell/>
          <table:table-cell table:style-name="ce24" office:value-type="string">
            <text:p>'univariate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IncrementalRBFMLP</text:p>
          </table:table-cell>
          <table:table-cell/>
          <table:table-cell table:style-name="ce22" office:value-type="string">
            <text:p>'univariate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IncrementalRBFMLP</text:p>
          </table:table-cell>
          <table:table-cell/>
          <table:table-cell table:style-name="ce22" office:value-type="string">
            <text:p>'univariate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>
            <text:p>FFNMLP</text:p>
          </table:table-cell>
          <table:table-cell/>
          <table:table-cell table:style-name="ce21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>
            <text:p>FFNMLP</text:p>
          </table:table-cell>
          <table:table-cell/>
          <table:table-cell table:style-name="ce22"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office:value-type="string">
            <text:p>FFNMLP</text:p>
          </table:table-cell>
          <table:table-cell/>
          <table:table-cell table:style-name="ce23" office:value-type="string">
            <text:p>None</text:p>
          </table:table-cell>
          <table:table-cell table:number-columns-repeated="1019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07/22/2024</text:date>, <text:time>19:1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7-22T19:18:34</dc:date>
    <meta:editing-cycles>267</meta:editing-cycles>
    <meta:editing-duration>PT6H29M47S</meta:editing-duration>
    <meta:document-statistic meta:table-count="1" meta:cell-count="1390" meta:object-count="0"/>
  </office:meta>
</office:document-meta>
</file>